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.27cm" style:use-optimal-column-width="true"/>
    </style:style>
    <style:style style:name="co4" style:family="table-column">
      <style:table-column-properties fo:break-before="auto" style:column-width="3.75708333333333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2.963333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2">
            <text:p>Translation of Objects from Android/Java to other Os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ndroid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C++</text:p>
          </table:table-cell>
          <table:table-cell office:value-type="string" table:style-name="ce1">
            <text:p>Tizen</text:p>
          </table:table-cell>
          <table:table-cell office:value-type="string" table:style-name="ce1">
            <text:p>Sailfish OS</text:p>
          </table:table-cell>
          <table:table-cell office:value-type="string" table:style-name="ce1">
            <text:p>Ubuntu Phone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pannableString</text:p>
          </table:table-cell>
          <table:table-cell office:value-type="string" table:style-name="ce1">
            <text:p>char* 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char* 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Uri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xtUtils</text:p>
          </table:table-cell>
          <table:table-cell table:style-name="ce1"/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et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List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HashSet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Context</text:p>
          </table:table-cell>
          <table:table-cell table:style-name="ce3"/>
          <table:table-cell office:value-type="string" table:style-name="ce3">
            <text:p>???</text:p>
          </table:table-cell>
          <table:table-cell office:value-type="string" table:style-name="ce3">
            <text:p>??? application environment</text:p>
          </table:table-cell>
          <table:table-cell office:value-type="string" table:style-name="ce3">
            <text:p>??? application environment</text:p>
          </table:table-cell>
          <table:table-cell office:value-type="string" table:style-name="ce3">
            <text:p>??? application environmen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rcel</text:p>
          </table:table-cell>
          <table:table-cell table:style-name="ce1"/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msMessage</text:p>
          </table:table-cell>
          <table:table-cell table:style-name="ce1"/>
          <table:table-cell office:value-type="string" table:style-name="ce1">
            <text:p>???</text:p>
          </table:table-cell>
          <table:table-cell office:value-type="string" table:style-name="ce1">
            <text:p>messages_message_h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???</text:p>
          </table:table-cell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  <table:table table:name="Tabelle2" table:style-name="ta2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Tabelle1.A3:Tabelle1.F13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KES8PL</meta:initial-creator>
    <dc:creator>KES8PL</dc:creator>
    <meta:creation-date>2015-09-18T15:46:13Z</meta:creation-date>
    <dc:date>2015-09-18T15:52:11Z</dc:date>
    <meta:editing-duration>PT0S</meta:editing-duration>
  </office:meta>
</office:document-meta>
</file>